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ac4a5" officeooo:paragraph-rsid="001ac4a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ac4a5" officeooo:paragraph-rsid="001ac4a5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c0e76" officeooo:paragraph-rsid="001c0e76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c285e" officeooo:paragraph-rsid="001c285e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d4ffa" officeooo:paragraph-rsid="001d4ffa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e5c5d" officeooo:paragraph-rsid="001e5c5d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eb11b" officeooo:paragraph-rsid="001eb11b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24eb0c" officeooo:paragraph-rsid="0024eb0c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273a17" officeooo:paragraph-rsid="00273a17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officeooo:paragraph-rsid="001ff404"/>
    </style:style>
    <style:style style:name="P11" style:family="paragraph" style:parent-style-name="Standard">
      <style:paragraph-properties fo:text-align="start" style:justify-single-word="false"/>
      <style:text-properties officeooo:paragraph-rsid="001c0e76"/>
    </style:style>
    <style:style style:name="T1" style:family="text">
      <style:text-properties officeooo:rsid="001ff404"/>
    </style:style>
    <style:style style:name="T2" style:family="text">
      <style:text-properties fo:font-size="20pt" officeooo:rsid="001c0e76" style:font-size-asian="17.5pt" style:font-size-complex="20pt"/>
    </style:style>
    <style:style style:name="T3" style:family="text">
      <style:text-properties fo:font-size="20pt" officeooo:rsid="001ff404" style:font-size-asian="17.5pt" style:font-size-complex="20pt"/>
    </style:style>
    <style:style style:name="T4" style:family="text">
      <style:text-properties fo:font-size="20pt" officeooo:rsid="001d4ffa" style:font-size-asian="17.5pt" style:font-size-complex="20pt"/>
    </style:style>
    <style:style style:name="T5" style:family="text">
      <style:text-properties fo:font-size="20pt" officeooo:rsid="00218d05" style:font-size-asian="17.5pt" style:font-size-complex="20pt"/>
    </style:style>
    <style:style style:name="T6" style:family="text">
      <style:text-properties officeooo:rsid="0023090c"/>
    </style:style>
    <style:style style:name="T7" style:family="text">
      <style:text-properties officeooo:rsid="00235b67"/>
    </style:style>
    <style:style style:name="T8" style:family="text">
      <style:text-properties officeooo:rsid="0025889a"/>
    </style:style>
    <style:style style:name="T9" style:family="text">
      <style:text-properties officeooo:rsid="0026f6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things of the program</text:p>
      <text:p text:style-name="P2"/>
      <text:p text:style-name="P3">The main system calls that make this program is as follows:</text:p>
      <text:p text:style-name="P3"/>
      <text:p text:style-name="P11"><text:span text:style-name="T2">fork(): </text:span><text:span text:style-name="T3">used to spawn in </text:span><text:span text:style-name="T5">the watcher program</text:span><text:span text:style-name="T3">.</text:span></text:p>
      <text:p text:style-name="P3"/>
      <text:p text:style-name="P4">Open(): <text:span text:style-name="T1">used to get the file I/O working.</text:span></text:p>
      <text:p text:style-name="P4"/>
      <text:p text:style-name="P10"><text:span text:style-name="T3">e</text:span><text:span text:style-name="T4">xecvp(): </text:span><text:span text:style-name="T3">used to </text:span><text:span text:style-name="T5">switch to</text:span><text:span text:style-name="T3"> the program </text:span><text:span text:style-name="T5">in question</text:span><text:span text:style-name="T3">.</text:span></text:p>
      <text:p text:style-name="P5"/>
      <text:p text:style-name="P6"><text:span text:style-name="T6">d</text:span>up2(): <text:span text:style-name="T6">used to direct the I/O.</text:span></text:p>
      <text:p text:style-name="P6"/>
      <text:p text:style-name="P7">setrlimit(): <text:span text:style-name="T6">used to limit the resources of the child program.</text:span></text:p>
      <text:p text:style-name="P3"/>
      <text:p text:style-name="P3">waitid(): <text:span text:style-name="T6">used to synchronize the process.</text:span></text:p>
      <text:p text:style-name="P3"/>
      <text:p text:style-name="P8">System(): to execute the compile of the program.</text:p>
      <text:p text:style-name="P8"/>
      <text:p text:style-name="P8"><text:span text:style-name="T9">c</text:span>alloc(): <text:span text:style-name="T8">allocate the space for the command string.</text:span></text:p>
      <text:p text:style-name="P8"/>
      <text:p text:style-name="P8"><text:span text:style-name="T8">f</text:span>ree(): <text:span text:style-name="T8">free the use of the command string.</text:span></text:p>
      <text:p text:style-name="P8"/>
      <text:p text:style-name="P9">write(): </text:p>
      <text:p text:style-name="P3"/>
      <text:p text:style-name="P3">seccomp_rule_add<text:span text:style-name="T7">(): to add the rules for illegal syscalls.</text:span></text:p>
      <text:p text:style-name="P3"/>
      <text:p text:style-name="P3"/>
      <text:p text:style-name="P2"/>
      <text:p text:style-name="P2">P.S. The program is mainly written as a practice to know the basics of sandbox crea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6:35:42.493198256</meta:creation-date>
    <dc:date>2021-03-07T16:54:27.087897935</dc:date>
    <meta:editing-duration>PT18M39S</meta:editing-duration>
    <meta:editing-cycles>15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12" meta:character-count="659" meta:non-whitespace-character-count="560"/>
  </office:meta>
</office:document-meta>
</file>